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ked.with( Node lockable , boolean isDeep , long timeout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9">
            <text:p text:style-name="Table_20_Contents">59</text:p>
          </table:table-cell>
        </table:table-row>
        <table:table-row>
          <table:table-cell office:value-type="string">
            <text:p text:style-name="Table_20_Contents">Locked.isObservationSupported( Session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ked.tryLock( Node lockable , boolean isDee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ocked.runAndUnlock( Lock lo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ocked.onEvent( EventIterator ev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cked.with( Node lockable , boolean isDee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